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text:h>
                    <text:list>
                        <text:list-item>
                            <text:h text:style-name="Heading_20_2" text:outline-level="2">Description</text:h>
                        </text:list-item>
                    </text:list>
                </text:list-item>
            </text:list>

            <text:p text:style-name="Standard"><text:span>Use this Widget to show that some operation is in progress or something is loading, etc.</text:span></text:p><text:p text:style-name="Standard"/>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5" text:continue-numbering="true" text:continue-list="list_Spinner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pinner (LVGL)6" text:continue-numbering="true" text:continue-list="list_Spinner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pinner (LVGL)7" text:continue-numbering="true" text:continue-list="list_Spinner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pinner (LVGL)8" text:continue-numbering="true" text:continue-list="list_Spinner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Spinner (LVGL)9"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Spinner (LVGL)10" text:continue-numbering="true" text:continue-list="list_Spinner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pinner (LVGL)11" text:continue-numbering="true" text:continue-list="list_Spinner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Spinner (LVGL)12"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Spinner (LVGL)13" text:continue-numbering="true" text:continue-list="list_Spinner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pinner (LVGL)14" text:continue-numbering="true" text:continue-list="list_Spinner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Spinner (LVGL)15"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Spinner (LVGL)16" text:continue-numbering="true" text:continue-list="list_Spinner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pinner (LVGL)17" text:continue-numbering="true" text:continue-list="list_Spinner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Spinner (LVGL)18"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19" text:continue-numbering="true" text:continue-list="list_Spinner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0" text:continue-numbering="true" text:continue-list="list_Spinner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Spinner (LVGL)21" text:continue-numbering="true" text:continue-list="list_Spinner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Spinner (LVGL)22" text:continue-numbering="true" text:continue-list="list_Spinner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Spinner (LVGL)23" text:continue-numbering="true" text:continue-list="list_Spinner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Spinner (LVGL)24" text:continue-numbering="true" text:continue-list="list_Spinner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Spinner (LVGL)25" text:continue-numbering="true" text:continue-list="list_Spinner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Spinner (LVGL)26" text:continue-numbering="true" text:continue-list="list_Spinner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Spinner (LVGL)27" text:continue-numbering="true" text:continue-list="list_Spinner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Spinner (LVGL)28" text:continue-numbering="true" text:continue-list="list_Spinner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Spinner (LVGL)29" text:continue-numbering="true" text:continue-list="list_Spinner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Spinner (LVGL)30" text:continue-numbering="true" text:continue-list="list_Spinner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Spinner (LVGL)31" text:continue-numbering="true" text:continue-list="list_Spinner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Spinner (LVGL)32" text:continue-numbering="true" text:continue-list="list_Spinner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Spinner (LVGL)33" text:continue-numbering="true" text:continue-list="list_Spinner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Spinner (LVGL)34" text:continue-numbering="true" text:continue-list="list_Spinner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Spinner (LVGL)35" text:continue-numbering="true" text:continue-list="list_Spinner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Spinner (LVGL)36" text:continue-numbering="true" text:continue-list="list_Spinner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Spinner (LVGL)37" text:continue-numbering="true" text:continue-list="list_Spinner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Spinner (LVGL)38" text:continue-numbering="true" text:continue-list="list_Spinner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Spinner (LVGL)39" text:continue-numbering="true" text:continue-list="list_Spinner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Spinner (LVGL)40" text:continue-numbering="true" text:continue-list="list_Spinner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Spinner (LVGL)41" text:continue-numbering="true" text:continue-list="list_Spinner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Spinner (LVGL)42" text:continue-numbering="true" text:continue-list="list_Spinner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43" text:continue-numbering="true" text:continue-list="list_Spinner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Spinner (LVGL)44" text:continue-numbering="true" text:continue-list="list_Spinner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Spinner (LVGL)45" text:continue-numbering="true" text:continue-list="list_Spinner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Spinner (LVGL)46" text:continue-numbering="true" text:continue-list="list_Spinner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Spinner (LVGL)47" text:continue-numbering="true" text:continue-list="list_Spinner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Spinner (LVGL)48" text:continue-numbering="true" text:continue-list="list_Spinner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49" text:continue-numbering="true" text:continue-list="list_Spinner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pinner (LVGL)50"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51" text:continue-numbering="true" text:continue-list="list_Spinner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pinner (LVGL)52" text:continue-numbering="true" text:continue-list="list_Spinner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pinner (LVGL)53" text:continue-numbering="true" text:continue-list="list_Spinner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5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